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f5d0a" officeooo:paragraph-rsid="001f5d0a" style:font-size-asian="14pt" style:font-size-complex="14pt"/>
    </style:style>
    <style:style style:name="P2" style:family="paragraph" style:parent-style-name="Standard">
      <style:paragraph-properties fo:text-align="justify" style:justify-single-word="false"/>
      <style:text-properties fo:font-size="14pt" officeooo:rsid="00206e4e" officeooo:paragraph-rsid="00206e4e" style:font-size-asian="14pt" style:font-size-complex="14pt"/>
    </style:style>
    <style:style style:name="P3" style:family="paragraph" style:parent-style-name="Standard">
      <style:paragraph-properties fo:text-align="justify" style:justify-single-word="false"/>
      <style:text-properties fo:font-size="14pt" fo:font-style="italic" fo:font-weight="bold" officeooo:rsid="001f5d0a" officeooo:paragraph-rsid="001f5d0a"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font-size="14pt" fo:font-style="italic" fo:font-weight="bold" officeooo:rsid="001f5d0a" officeooo:paragraph-rsid="00206e4e"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font-size="14pt" fo:font-style="italic" fo:font-weight="bold" officeooo:rsid="00206e4e" officeooo:paragraph-rsid="00206e4e"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font-variant="normal" fo:text-transform="none" fo:color="#000000" style:font-name="Menlo" fo:font-size="12pt" fo:letter-spacing="normal" fo:font-style="normal" fo:font-weight="normal" officeooo:rsid="00206e4e" officeooo:paragraph-rsid="00206e4e" style:font-size-asian="14pt" style:font-size-complex="14pt"/>
    </style:style>
    <style:style style:name="P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206e4e" officeooo:paragraph-rsid="00206e4e" style:font-size-asian="14pt" style:font-size-complex="14pt"/>
    </style:style>
    <style:style style:name="P8" style:family="paragraph" style:parent-style-name="Standard">
      <style:paragraph-properties fo:text-align="justify" style:justify-single-word="false"/>
      <style:text-properties fo:font-size="14pt" officeooo:rsid="001f5d0a" officeooo:paragraph-rsid="00206e4e" style:font-size-asian="14pt" style:font-size-complex="14pt"/>
    </style:style>
    <style:style style:name="P9" style:family="paragraph" style:parent-style-name="Standard">
      <style:paragraph-properties fo:text-align="justify" style:justify-single-word="false"/>
      <style:text-properties fo:font-size="14pt" officeooo:rsid="001f5d0a" officeooo:paragraph-rsid="001f5d0a" style:font-size-asian="14pt" style:font-size-complex="14pt"/>
    </style:style>
    <style:style style:name="P10" style:family="paragraph" style:parent-style-name="Standard">
      <style:paragraph-properties fo:text-align="justify" style:justify-single-word="false"/>
      <style:text-properties fo:font-size="14pt" fo:font-style="italic" fo:font-weight="bold" officeooo:rsid="00206e4e" officeooo:paragraph-rsid="00206e4e" style:font-size-asian="14pt" style:font-style-asian="italic" style:font-weight-asian="bold" style:font-size-complex="14pt" style:font-style-complex="italic" style:font-weight-complex="bold"/>
    </style:style>
    <style:style style:name="P11" style:family="paragraph" style:parent-style-name="Standard">
      <style:paragraph-properties fo:text-align="justify" style:justify-single-word="false"/>
      <style:text-properties style:font-name="Liberation Serif" fo:font-size="14pt" officeooo:rsid="001f5d0a" officeooo:paragraph-rsid="00206e4e" style:font-size-asian="14pt" style:font-size-complex="14pt"/>
    </style:style>
    <style:style style:name="P12" style:family="paragraph" style:parent-style-name="Standard">
      <style:paragraph-properties fo:text-align="justify" style:justify-single-word="false"/>
      <style:text-properties style:font-name="Liberation Serif" fo:font-size="14pt" officeooo:rsid="00206e4e" officeooo:paragraph-rsid="00206e4e" style:font-size-asian="14pt" style:font-size-complex="14pt"/>
    </style:style>
    <style:style style:name="P13" style:family="paragraph" style:parent-style-name="Standard">
      <style:paragraph-properties fo:text-align="justify" style:justify-single-word="false"/>
      <style:text-properties style:font-name="Liberation Serif" fo:font-size="14pt" fo:font-style="italic" fo:font-weight="bold" officeooo:rsid="001f5d0a" officeooo:paragraph-rsid="00206e4e"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style:font-name="Menlo" fo:font-size="12pt" fo:letter-spacing="normal" fo:font-style="normal" fo:font-weight="normal"/>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02188c4"/>
    </style:style>
    <style:style style:name="T10" style:family="text">
      <style:text-properties fo:font-variant="normal" fo:text-transform="none" fo:color="#000000" fo:letter-spacing="normal" fo:font-style="normal" fo:font-weight="bold" style:font-weight-asian="bold" style:font-weight-complex="bold"/>
    </style:style>
    <style:style style:name="T11"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DIS</text:p>
      <text:p text:style-name="P1"/>
      <text:p text:style-name="P1"><text:tab/>Redis - Remote Directory Server is an in-memory data structure store. It is a disk-persistent key-value database with support for multiple data structures or data types.</text:p>
      <text:p text:style-name="P1">Redis supports mapped key-value-based strings to store and retrieve data.</text:p>
      <text:p text:style-name="P1"/>
      <text:p text:style-name="P1"/>
      <text:p text:style-name="P3">GENERAL INFORMATION</text:p>
      <text:p text:style-name="P1"/>
      <text:p text:style-name="P1"><text:span text:style-name="T1"><text:tab/>Data Structures</text:span>: Redis supports various data structures, including strings, lists, sets, sorted sets, hashes, bitmaps, hyperloglogs, and geospatial indexes. Understanding these data structures and their operations is crucial for efficient Redis usage.</text:p>
      <text:p text:style-name="P1"/>
      <text:p text:style-name="P1"><text:span text:style-name="T1"><text:tab/>In-Memory Database</text:span>: Redis stores data in memory, which makes it incredibly fast for read and write operations. However, this also means that Redis's data size is limited by the available RAM.</text:p>
      <text:p text:style-name="P1"/>
      <text:p text:style-name="P1"><text:span text:style-name="T1"><text:tab/>Persistence</text:span>: Redis offers different persistence options, including snapshots and append-only files, to ensure data durability. You can configure Redis to persist data to disk periodically or on every write operation.</text:p>
      <text:p text:style-name="P1"/>
      <text:p text:style-name="P1"><text:span text:style-name="T1"><text:tab/>Key-Value Store</text:span>: Redis is often used as a key-value store, where data is accessed using unique keys. Keys can have expiration times, which is useful for caching and temporary data storage.</text:p>
      <text:p text:style-name="P1"/>
      <text:p text:style-name="P1"><text:span text:style-name="T1"><text:tab/>Pub-Sub Messaging</text:span>: Redis provides publish-subscribe (Pub-Sub) messaging capabilities, allowing you to build real-time applications and message queues. Publishers send messages to channels, and subscribers receive messages from those channels.</text:p>
      <text:p text:style-name="P1"/>
      <text:p text:style-name="P1"><text:span text:style-name="T1"><text:tab/>Lua Scripting</text:span>: Redis supports Lua scripting, allowing you to run complex operations atomically on the server. This is helpful for building custom functionality.</text:p>
      <text:p text:style-name="P1"/>
      <text:p text:style-name="P1"><text:span text:style-name="T1"><text:tab/>Replication and Clustering</text:span>: Redis supports master-slave replication for data redundancy and high availability. Redis Cluster is another option for distributing data across multiple nodes and achieving horizontal scalability.</text:p>
      <text:p text:style-name="P1"/>
      <text:p text:style-name="P1"><text:span text:style-name="T1"><text:tab/>High Throughput</text:span>: Redis is known for its high throughput and low latency, making it suitable for use cases where performance is critical.</text:p>
      <text:p text:style-name="P1"/>
      <text:p text:style-name="P1"><text:span text:style-name="T1"><text:tab/>Use Cases</text:span>: Redis is versatile and can be used in various scenarios, such as caching, session storage, real-time analytics, leaderboards, job queues, and more.</text:p>
      <text:p text:style-name="P1"/>
      <text:p text:style-name="P1"><text:soft-page-break/><text:span text:style-name="T1"><text:tab/>Clients</text:span>: There are Redis clients available for various programming languages, making it easy to integrate Redis into your applications.</text:p>
      <text:p text:style-name="P1"/>
      <text:p text:style-name="P1"><text:span text:style-name="T1"><text:tab/>Persistence Trade-offs</text:span>: When using Redis, you should be aware of the trade-offs between data persistence and performance. Enabling frequent persistence may impact Redis's speed, so choose the right configuration for your needs.</text:p>
      <text:p text:style-name="P1"/>
      <text:p text:style-name="P1"><text:span text:style-name="T1"><text:tab/>Monitoring and Management</text:span>: Redis provides tools like Redis CLI and Redis Sentinel for monitoring and managing Redis instances. Third-party tools and services are also available for monitoring Redis clusters.</text:p>
      <text:p text:style-name="P1"/>
      <text:p text:style-name="P1"><text:span text:style-name="T1"><text:tab/>Security</text:span>: Ensure proper security measures when deploying Redis in production. Implement access control, use strong passwords, and consider network security.</text:p>
      <text:p text:style-name="P1"/>
      <text:p text:style-name="P1"><text:span text:style-name="T1"><text:tab/>Scaling</text:span>: Understand how to scale Redis based on your application's growth. Vertical scaling (increasing server resources) and horizontal scaling (adding more nodes) are common approaches.</text:p>
      <text:p text:style-name="P1"/>
      <text:p text:style-name="P1"><text:span text:style-name="T1"><text:tab/>Backups</text:span>: Implement backup and recovery strategies to protect against data loss.</text:p>
      <text:p text:style-name="P1"/>
      <text:p text:style-name="P1"><text:span text:style-name="T1"><text:tab/>Documentation and Community</text:span>: Redis has extensive documentation and an active community. Take advantage of these resources for learning and troubleshooting.</text:p>
      <text:p text:style-name="P1"/>
      <text:p text:style-name="P1"><text:span text:style-name="T1"><text:tab/>Performance Optimization</text:span>: Optimize your Redis usage by minimizing unnecessary operations and leveraging Redis's built-in features, such as pipelining and transactions.</text:p>
      <text:p text:style-name="P1"/>
      <text:p text:style-name="P1"/>
      <text:p text:style-name="P5">INSTALL</text:p>
      <text:p text:style-name="P5"/>
      <text:p text:style-name="P2">wget <text:a xlink:type="simple" xlink:href="http://download.redis.io/releases/redis-5.0.7.tar.gz" text:style-name="Internet_20_link" text:visited-style-name="Visited_20_Internet_20_Link">http://download.redis.io/releases/redis-5.0.7.tar.gz</text:a></text:p>
      <text:p text:style-name="P2">tar xzf redis-5.0.7.tar.gz</text:p>
      <text:p text:style-name="P2">cd redis-5.0.7</text:p>
      <text:p text:style-name="P2">make</text:p>
      <text:p text:style-name="P2">ls</text:p>
      <text:p text:style-name="P2">cd src/</text:p>
      <text:p text:style-name="P2"/>
      <text:p text:style-name="P2">To start up Redis</text:p>
      <text:p text:style-name="P2">./redis-server</text:p>
      <text:p text:style-name="P2"/>
      <text:p text:style-name="P2">To test that the Redis connection</text:p>
      <text:p text:style-name="P2">redis-cli ping</text:p>
      <text:p text:style-name="P2"><text:soft-page-break/></text:p>
      <text:p text:style-name="P12">To start cli</text:p>
      <text:p text:style-name="P7">./redis-cli</text:p>
      <text:p text:style-name="P6"/>
      <text:p text:style-name="P6"/>
      <text:p text:style-name="P4">ALL COMMANDS</text:p>
      <text:p text:style-name="P8"><text:a xlink:type="simple" xlink:href="https://www.javatpoint.com/redis-all-commands" text:style-name="Internet_20_link" text:visited-style-name="Visited_20_Internet_20_Link"><text:span text:style-name="T11">https://www.javatpoint.com/redis-all-commands</text:span></text:a><text:span text:style-name="T5"> </text:span></text:p>
      <text:p text:style-name="P11"><text:span text:style-name="T8"/></text:p>
      <text:p text:style-name="P11"><text:span text:style-name="T8"/></text:p>
      <text:p text:style-name="P13"><text:span text:style-name="T6">Redis in Magento 2:</text:span></text:p>
      <text:p text:style-name="P11"><text:span text:style-name="T8"/></text:p>
      <text:p text:style-name="P11"><text:span text:style-name="T10"><text:tab/>Full-Page Caching</text:span><text:span text:style-name="T8">: Magento 2 uses Redis as a backend cache for full-page caching. When a user visits a page, Magento generates the HTML for that page and stores it in Redis. Subsequent requests for the same page can be served directly from Redis, reducing the load on the web server and improving page load times.</text:span></text:p>
      <text:p text:style-name="P11"><text:span text:style-name="T8"/></text:p>
      <text:p text:style-name="P11"><text:span text:style-name="T10"><text:tab/>Session Storage</text:span><text:span text:style-name="T8">: Redis is often used as a session storage backend in Magento 2. Storing sessions in Redis allows for fast and scalable session management, which is crucial for handling user sessions in an e-commerce platform like Magento.</text:span></text:p>
      <text:p text:style-name="P11"><text:span text:style-name="T8"/></text:p>
      <text:p text:style-name="P11"><text:span text:style-name="T10"><text:tab/>Page Blocks and Objects</text:span><text:span text:style-name="T8">: Redis can also be used to cache individual page blocks or objects within a page. This fine-grained caching helps reduce database queries and speeds up the rendering of dynamic content.</text:span></text:p>
      <text:p text:style-name="P11"><text:span text:style-name="T8"/></text:p>
      <text:p text:style-name="P11"><text:span text:style-name="T10"><text:tab/>Cache Invalidation</text:span><text:span text:style-name="T8">: Magento can automatically invalidate Redis cache entries when content is updated, ensuring that users always see the latest data.</text:span></text:p>
      <text:p text:style-name="P11"><text:span text:style-name="T8"/></text:p>
      <text:p text:style-name="P11"><text:span text:style-name="T10"><text:tab/>Configuration and Metadata Caching</text:span><text:span text:style-name="T8">: Redis can be used to cache configuration settings and metadata, further improving the application's performance.</text:span></text:p>
      <text:p text:style-name="P11"><text:span text:style-name="T8"/></text:p>
      <text:p text:style-name="P11"><text:span text:style-name="T8"/></text:p>
      <text:p text:style-name="P13"><text:span text:style-name="T6">Redis in WordPress:</text:span></text:p>
      <text:p text:style-name="P11"><text:span text:style-name="T8"/></text:p>
      <text:p text:style-name="P11"><text:span text:style-name="T10"><text:tab/>Object Cache</text:span><text:span text:style-name="T8">: WordPress can utilize Redis as an object cache backend. This allows WordPress to cache database query results, reducing the load on the database server and speeding up page rendering. Popular caching plugins like W3 Total Cache and Redis Object Cache can help set up Redis caching for WordPress.</text:span></text:p>
      <text:p text:style-name="P11"><text:span text:style-name="T8"/></text:p>
      <text:p text:style-name="P11"><text:span text:style-name="T10"><text:tab/>Session Storage</text:span><text:span text:style-name="T8">: Redis can be used to store user sessions in WordPress. This enhances session management and can be beneficial for applications that require user authentication.</text:span></text:p>
      <text:p text:style-name="P11"><text:span text:style-name="T8"/></text:p>
      <text:p text:style-name="P11"><text:span text:style-name="T10"><text:tab/>Transient Caching</text:span><text:span text:style-name="T8">: WordPress plugins and themes often use transients to store temporary data. Redis can be used to cache transients, which can help improve the performance of certain WordPress features and reduce the load on the database.</text:span></text:p>
      <text:p text:style-name="P11"><text:soft-page-break/><text:span text:style-name="T8"/></text:p>
      <text:p text:style-name="P11"><text:span text:style-name="T10"><text:tab/>Scalability</text:span><text:span text:style-name="T8">: When WordPress is deployed in a multisite or high-traffic environment, Redis can be used to improve scalability and handle cache synchronization across multiple instances.</text:span></text:p>
      <text:p text:style-name="P11"><text:span text:style-name="T8"/></text:p>
      <text:p text:style-name="P11"><text:span text:style-name="T10"><text:tab/>Cache Invalidation</text:span><text:span text:style-name="T8">: Redis provides mechanisms to automatically expire or invalidate cached data when it becomes stale or needs to be updated.</text:span></text:p>
      <text:p text:style-name="P11"><text:span text:style-name="T8"/></text:p>
      <text:p text:style-name="P11"><text:span text:style-name="T8"/></text:p>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09:35:59.368625441</meta:creation-date>
    <dc:date>2023-10-09T09:59:06.909105701</dc:date>
    <meta:editing-duration>PT19M1S</meta:editing-duration>
    <meta:editing-cycles>6</meta:editing-cycles>
    <meta:generator>LibreOffice/6.4.7.2$Linux_X86_64 LibreOffice_project/40$Build-2</meta:generator>
    <meta:document-statistic meta:table-count="0" meta:image-count="0" meta:object-count="0" meta:page-count="4" meta:paragraph-count="48" meta:word-count="830" meta:character-count="5793" meta:non-whitespace-character-count="4982"/>
  </office:meta>
</office:document-meta>
</file>